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6.875in" fo:margin-left="0in" table:align="left"/>
    </style:style>
    <style:style style:name="Table6.A" style:family="table-column">
      <style:table-column-properties style:column-width="3.5771in"/>
    </style:style>
    <style:style style:name="Table6.B" style:family="table-column">
      <style:table-column-properties style:column-width="3.2979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padding="0.0382in" fo:border="none"/>
    </style:style>
    <style:style style:name="Table5" style:family="table">
      <style:table-properties style:width="3.2215in" table:align="margins"/>
    </style:style>
    <style:style style:name="Table5.A" style:family="table-column">
      <style:table-column-properties style:column-width="3.2215in" style:rel-column-width="65535*"/>
    </style:style>
    <style:style style:name="Table5.A1" style:family="table-cell">
      <style:table-cell-properties fo:padding="0.0382in" fo:border="0.05pt solid #808080"/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6.8125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background-color="transparent" fo:padding="0.0382in" fo:border="0.05pt solid #808080">
        <style:background-image/>
      </style:table-cell-properties>
    </style:style>
    <style:style style:name="Table8" style:family="table">
      <style:table-properties style:width="6.7361in" table:align="margins"/>
    </style:style>
    <style:style style:name="Table8.A" style:family="table-column">
      <style:table-column-properties style:column-width="3.5in" style:rel-column-width="34051*"/>
    </style:style>
    <style:style style:name="Table8.B" style:family="table-column">
      <style:table-column-properties style:column-width="3.2361in" style:rel-column-width="31484*"/>
    </style:style>
    <style:style style:name="Table3" style:family="table">
      <style:table-properties style:width="6.8125in" fo:margin-left="0.0667in" table:align="left" fo:keep-with-next="auto"/>
    </style:style>
    <style:style style:name="Table3.A" style:family="table-column">
      <style:table-column-properties style:column-width="6.8125in"/>
    </style:style>
    <style:style style:name="Table3.1" style:family="table-row">
      <style:table-row-properties style:min-row-height="0.75in"/>
    </style:style>
    <style:style style:name="Table3.A1" style:family="table-cell">
      <style:table-cell-properties fo:padding="0.0382in" fo:border-left="0.05pt solid #808080" fo:border-right="0.05pt solid #808080" fo:border-top="0.05pt solid #808080" fo:border-bottom="none"/>
    </style:style>
    <style:style style:name="Table4" style:family="table">
      <style:table-properties style:width="6.741in" fo:margin-left="0in" fo:margin-right="-0.0049in" fo:margin-top="0.15in" fo:margin-bottom="0in" table:align="margins"/>
    </style:style>
    <style:style style:name="Table4.A" style:family="table-column">
      <style:table-column-properties style:column-width="1.5625in" style:rel-column-width="15190*"/>
    </style:style>
    <style:style style:name="Table4.B" style:family="table-column">
      <style:table-column-properties style:column-width="4.1875in" style:rel-column-width="40710*"/>
    </style:style>
    <style:style style:name="Table4.C" style:family="table-column">
      <style:table-column-properties style:column-width="0.991in" style:rel-column-width="9635*"/>
    </style:style>
    <style:style style:name="Table4.A1" style:family="table-cell">
      <style:table-cell-properties fo:background-color="transparent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4.C1" style:family="table-cell">
      <style:table-cell-properties fo:background-color="transparent" fo:padding="0.0382in" fo:border="0.05pt solid #808080">
        <style:background-image/>
      </style:table-cell-properties>
    </style:style>
    <style:style style:name="Table4.A2" style:family="table-cell">
      <style:table-cell-properties fo:padding="0.0382in" fo:border-left="0.05pt solid #808080" fo:border-right="none" fo:border-top="none" fo:border-bottom="0.05pt solid #808080"/>
    </style:style>
    <style:style style:name="Table4.B2" style:family="table-cell">
      <style:table-cell-properties fo:padding="0.0382in" fo:border-left="0.05pt solid #808080" fo:border-right="0.05pt solid #808080" fo:border-top="none" fo:border-bottom="0.05pt solid #808080"/>
    </style:style>
    <style:style style:name="Table4.A3" style:family="table-cell">
      <style:table-cell-properties fo:padding="0.0382in" fo:border-left="0.05pt solid #808080" fo:border-right="none" fo:border-top="none" fo:border-bottom="0.05pt solid #808080"/>
    </style:style>
    <style:style style:name="Table4.B3" style:family="table-cell">
      <style:table-cell-properties fo:padding="0.0382in" fo:border-left="0.05pt solid #808080" fo:border-right="none" fo:border-top="none" fo:border-bottom="0.05pt solid #808080"/>
    </style:style>
    <style:style style:name="Table4.C3" style:family="table-cell">
      <style:table-cell-properties fo:padding="0.0382in" fo:border-left="0.05pt solid #808080" fo:border-right="0.05pt solid #808080" fo:border-top="none" fo:border-bottom="0.05pt solid #808080"/>
    </style:style>
    <style:style style:name="Table4.A4" style:family="table-cell">
      <style:table-cell-properties fo:padding="0.0382in" fo:border-left="0.05pt solid #808080" fo:border-right="none" fo:border-top="none" fo:border-bottom="0.05pt solid #808080"/>
    </style:style>
    <style:style style:name="Table4.B4" style:family="table-cell">
      <style:table-cell-properties fo:padding="0.0382in" fo:border-left="0.05pt solid #808080" fo:border-right="0.05pt solid #808080" fo:border-top="none" fo:border-bottom="0.05pt solid #808080"/>
    </style:style>
    <style:style style:name="Table1" style:family="table">
      <style:table-properties style:width="5.125in" fo:margin-left="0.0771in" table:align="left"/>
    </style:style>
    <style:style style:name="Table1.A" style:family="table-column">
      <style:table-column-properties style:column-width="5.125in"/>
    </style:style>
    <style:style style:name="Table1.A1" style:family="table-cell">
      <style:table-cell-properties fo:padding="0.0382in" fo:border-left="0.05pt solid #808080" fo:border-right="0.05pt solid #808080" fo:border-top="0.05pt solid #808080" fo:border-bottom="none"/>
    </style:style>
    <style:style style:name="Table1.A2" style:family="table-cell">
      <style:table-cell-properties fo:padding="0.0382in" fo:border-left="0.05pt solid #808080" fo:border-right="0.05pt solid #808080" fo:border-top="none" fo:border-bottom="none"/>
    </style:style>
    <style:style style:name="Table1.A3" style:family="table-cell">
      <style:table-cell-properties fo:padding="0.0382in" fo:border-left="0.05pt solid #808080" fo:border-right="0.05pt solid #808080" fo:border-top="none" fo:border-bottom="0.05pt solid #808080"/>
    </style:style>
    <style:style style:name="Table9" style:family="table">
      <style:table-properties style:width="3.5007in" table:align="margins" style:shadow="none"/>
    </style:style>
    <style:style style:name="Table9.A" style:family="table-column">
      <style:table-column-properties style:column-width="3.5007in" style:rel-column-width="65535*"/>
    </style:style>
    <style:style style:name="Table9.A1" style:family="table-cell">
      <style:table-cell-properties fo:background-color="#cccccc" fo:padding="0.0201in" fo:border="0.05pt solid #808080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Source Sans Pro" fo:font-size="10pt" officeooo:rsid="0020b251" officeooo:paragraph-rsid="0038bd77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break-before="page"/>
      <style:text-properties style:font-name="Liberation Sans1" officeooo:paragraph-rsid="0024f6f7"/>
    </style:style>
    <style:style style:name="P4" style:family="paragraph" style:parent-style-name="Standard">
      <style:paragraph-properties fo:line-height="150%" fo:break-before="page"/>
      <style:text-properties style:font-name="Liberation Sans1" officeooo:paragraph-rsid="0024f6f7"/>
    </style:style>
    <style:style style:name="P5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officeooo:paragraph-rsid="0024f6f7"/>
    </style:style>
    <style:style style:name="P6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2376da" style:font-size-asian="10pt" style:font-size-complex="10pt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Liberation Sans1" officeooo:paragraph-rsid="002215c9"/>
    </style:style>
    <style:style style:name="P8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bold" officeooo:rsid="001bb431" officeooo:paragraph-rsid="0036fd4b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36fd4b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36fd4b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line-height="115%"/>
      <style:text-properties style:font-name="Liberation Sans1" fo:font-size="10pt" officeooo:paragraph-rsid="002215c9" style:font-size-asian="10pt" style:font-size-complex="10pt"/>
    </style:style>
    <style:style style:name="P12" style:family="paragraph" style:parent-style-name="Standard">
      <style:paragraph-properties fo:line-height="115%"/>
      <style:text-properties style:font-name="Liberation Sans1" fo:font-size="10pt" officeooo:paragraph-rsid="00317acd" style:font-size-asian="10pt" style:font-size-complex="10pt"/>
    </style:style>
    <style:style style:name="P13" style:family="paragraph" style:parent-style-name="Standard">
      <style:paragraph-properties fo:line-height="115%"/>
      <style:text-properties style:font-name="Liberation Sans1" fo:font-size="10pt" officeooo:rsid="002215c9" officeooo:paragraph-rsid="002215c9" style:font-size-asian="10pt" style:font-size-complex="10pt"/>
    </style:style>
    <style:style style:name="P14" style:family="paragraph" style:parent-style-name="Standard">
      <style:paragraph-properties fo:line-height="115%" fo:text-align="start" style:justify-single-word="false"/>
      <style:text-properties style:font-name="Liberation Sans1" fo:font-size="10pt" officeooo:rsid="0061d8e7" officeooo:paragraph-rsid="002376da" style:font-size-asian="10pt" style:font-size-complex="10pt"/>
    </style:style>
    <style:style style:name="P15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94df37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Liberation Sans1" officeooo:paragraph-rsid="002376da"/>
    </style:style>
    <style:style style:name="P17" style:family="paragraph" style:parent-style-name="Standard">
      <style:paragraph-properties fo:line-height="150%"/>
      <style:text-properties style:font-name="Liberation Sans1" officeooo:paragraph-rsid="002376da"/>
    </style:style>
    <style:style style:name="P18" style:family="paragraph" style:parent-style-name="Standard">
      <style:paragraph-properties fo:line-height="115%" fo:text-align="center" style:justify-single-word="false"/>
      <style:text-properties style:font-name="Liberation Sans1" fo:font-size="12pt" style:text-underline-style="none" fo:font-weight="bold" officeooo:rsid="002215c9" officeooo:paragraph-rsid="002376da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ans1" fo:font-size="11pt" officeooo:paragraph-rsid="002376da" style:font-size-asian="11pt" style:font-size-complex="11pt"/>
    </style:style>
    <style:style style:name="P20" style:family="paragraph" style:parent-style-name="Standard">
      <style:paragraph-properties fo:margin-left="4.4409in" fo:margin-right="0in" fo:text-indent="0in" style:auto-text-indent="false"/>
      <style:text-properties style:font-name="Liberation Sans1" officeooo:paragraph-rsid="002215c9"/>
    </style:style>
    <style:style style:name="P2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20a2d7" officeooo:paragraph-rsid="002215c9" style:font-size-asian="10pt" style:font-weight-asian="normal" style:font-size-complex="10pt" style:font-weight-complex="normal"/>
    </style:style>
    <style:style style:name="P22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2215c9" style:font-size-asian="10pt" style:font-weight-asian="normal" style:font-size-complex="10pt" style:font-weight-complex="normal"/>
    </style:style>
    <style:style style:name="P23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36fd4b" style:font-size-asian="10.5pt" style:font-weight-asian="normal" style:font-size-complex="10.5pt" style:font-weight-complex="normal"/>
    </style:style>
    <style:style style:name="P24" style:family="paragraph" style:parent-style-name="Table_20_Contents">
      <style:text-properties style:font-name="Liberation Sans1" officeooo:paragraph-rsid="002215c9"/>
    </style:style>
    <style:style style:name="P25" style:family="paragraph" style:parent-style-name="Table_20_Contents">
      <style:text-properties style:font-name="Liberation Sans1" fo:font-size="10pt" officeooo:paragraph-rsid="002376da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Liberation Sans1" fo:font-size="10pt" officeooo:paragraph-rsid="002376da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1" fo:font-size="10.5pt" fo:font-weight="bold" officeooo:rsid="007d543b" officeooo:paragraph-rsid="0094df37" style:font-size-asian="10.5pt" style:font-weight-asian="bold" style:font-size-complex="10.5pt" style:font-weight-complex="bold"/>
    </style:style>
    <style:style style:name="P28" style:family="paragraph" style:parent-style-name="Table_20_Heading">
      <style:paragraph-properties fo:text-align="center" style:justify-single-word="false"/>
      <style:text-properties style:font-name="Liberation Sans1" fo:font-size="10pt" officeooo:rsid="001f39b4" officeooo:paragraph-rsid="002376da" style:font-size-asian="10pt" style:font-size-complex="10pt"/>
    </style:style>
    <style:style style:name="P29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2376da" style:font-size-asian="8pt" style:font-weight-asian="bold" style:font-size-complex="8pt" style:font-weight-complex="bold"/>
    </style:style>
    <style:style style:name="P30" style:family="paragraph" style:parent-style-name="Text_20_body">
      <style:paragraph-properties fo:line-height="115%" fo:text-align="start" style:justify-single-word="false"/>
      <style:text-properties style:font-name="Liberation Sans1" fo:font-size="8pt" style:text-underline-style="none" fo:font-weight="normal" officeooo:rsid="001bb431" officeooo:paragraph-rsid="00358631" style:font-size-asian="8pt" style:font-weight-asian="normal" style:font-size-complex="8pt" style:font-weight-complex="normal"/>
    </style:style>
    <style:style style:name="P31" style:family="paragraph" style:parent-style-name="Text_20_body">
      <style:paragraph-properties fo:line-height="115%" fo:text-align="start" style:justify-single-word="false"/>
      <style:text-properties style:font-name="Liberation Sans1" fo:font-size="8pt" officeooo:paragraph-rsid="00358631" style:font-size-asian="8pt" style:font-size-complex="8pt"/>
    </style:style>
    <style:style style:name="P32" style:family="paragraph" style:parent-style-name="Text_20_body">
      <style:paragraph-properties fo:line-height="115%" fo:text-align="start" style:justify-single-word="false"/>
      <style:text-properties style:font-name="Liberation Sans1" fo:font-size="10pt" officeooo:rsid="0061d8e7" officeooo:paragraph-rsid="00358631" style:font-size-asian="10pt" style:font-size-complex="10pt"/>
    </style:style>
    <style:style style:name="P33" style:family="paragraph" style:parent-style-name="Text_20_body">
      <style:paragraph-properties fo:line-height="115%" fo:text-align="start" style:justify-single-word="false"/>
      <style:text-properties style:font-name="Liberation Sans1" fo:font-size="11pt" style:text-underline-style="none" fo:font-weight="bold" officeooo:rsid="00282db1" officeooo:paragraph-rsid="00358631" style:font-size-asian="11pt" style:font-weight-asian="bold" style:font-size-complex="11pt" style:font-weight-complex="bold"/>
    </style:style>
    <style:style style:name="P34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36fd4b" style:font-size-asian="10pt" style:font-weight-asian="normal" style:font-size-complex="10pt" style:font-weight-complex="normal"/>
    </style:style>
    <style:style style:name="P35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style:font-name="Liberation Sans1" fo:font-size="10pt" fo:font-weight="normal" officeooo:rsid="0020a2d7" officeooo:paragraph-rsid="0036fd4b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="none"/>
      <style:paragraph-properties fo:margin-left="-0.0618in" fo:margin-right="0in" fo:line-height="115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2215c9" style:font-size-asian="8pt" style:font-weight-asian="bold" style:font-size-complex="8pt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36fd4b" style:font-size-asian="10pt" style:font-weight-asian="normal" style:font-size-complex="10pt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bold" officeooo:rsid="001bb431" officeooo:paragraph-rsid="0042246a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text-properties style:font-name="Liberation Sans1" officeooo:paragraph-rsid="002215c9"/>
    </style:style>
    <style:style style:name="P40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42246a" style:font-size-asian="10pt" style:font-weight-asian="normal" style:font-size-complex="10pt" style:font-weight-complex="normal"/>
    </style:style>
    <style:style style:name="P4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20a2d7" officeooo:paragraph-rsid="0042246a" style:font-size-asian="10pt" style:font-weight-asian="normal" style:font-size-complex="10pt" style:font-weight-complex="normal"/>
    </style:style>
    <style:style style:name="P42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42246a" style:font-size-asian="10.5pt" style:font-weight-asian="normal" style:font-size-complex="10.5pt" style:font-weight-complex="normal"/>
    </style:style>
    <style:style style:name="P43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42246a" style:font-size-asian="10.5pt" style:font-style-asian="normal" style:font-weight-asian="normal" style:font-size-complex="10.5pt" style:font-style-complex="normal" style:font-weight-complex="normal"/>
    </style:style>
    <style:style style:name="P44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42246a" style:font-size-asian="10.5pt" style:font-style-asian="normal" style:font-weight-asian="normal" style:font-size-complex="10.5pt" style:font-style-complex="normal" style:font-weight-complex="normal"/>
    </style:style>
    <style:style style:name="P45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style:font-name="Liberation Sans1" fo:font-size="10pt" fo:font-weight="normal" officeooo:rsid="0020a2d7" officeooo:paragraph-rsid="0042246a" style:font-size-asian="10pt" style:font-weight-asian="normal" style:font-size-complex="10pt" style:font-weight-complex="normal"/>
    </style:style>
    <style:style style:name="P46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42246a" style:font-size-asian="10pt" style:font-weight-asian="normal" style:font-size-complex="10pt" style:font-weight-complex="normal"/>
    </style:style>
    <style:style style:name="T1" style:family="text">
      <style:text-properties officeooo:rsid="0039a37f"/>
    </style:style>
    <style:style style:name="T2" style:family="text">
      <style:text-properties officeooo:rsid="00d9695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d543b" style:font-weight-asian="bold" style:font-weight-complex="bold"/>
    </style:style>
    <style:style style:name="T5" style:family="text">
      <style:text-properties fo:font-weight="bold" officeooo:rsid="007f3e98" style:font-weight-asian="bold" style:font-weight-complex="bold"/>
    </style:style>
    <style:style style:name="T6" style:family="text">
      <style:text-properties fo:font-weight="bold" officeooo:rsid="0020a2d7" style:font-weight-asian="bold" style:font-weight-complex="bold"/>
    </style:style>
    <style:style style:name="T7" style:family="text">
      <style:text-properties officeooo:rsid="001bb431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0f7dc7" style:font-size-asian="10.5pt" style:font-size-complex="10.5pt"/>
    </style:style>
    <style:style style:name="T10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11" style:family="text">
      <style:text-properties officeooo:rsid="0020a2d7"/>
    </style:style>
    <style:style style:name="T12" style:family="text">
      <style:text-properties style:text-underline-style="solid" style:text-underline-width="auto" style:text-underline-color="font-color" officeooo:rsid="005d8860"/>
    </style:style>
    <style:style style:name="T13" style:family="text">
      <style:text-properties officeooo:rsid="002215c9"/>
    </style:style>
    <style:style style:name="T14" style:family="text">
      <style:text-properties officeooo:rsid="005d886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57f84" style:font-weight-asian="normal" style:font-weight-complex="normal"/>
    </style:style>
    <style:style style:name="T17" style:family="text">
      <style:text-properties fo:font-weight="normal" officeooo:rsid="001bb431" style:font-weight-asian="normal" style:font-weight-complex="normal"/>
    </style:style>
    <style:style style:name="T18" style:family="text">
      <style:text-properties fo:font-weight="normal" officeooo:rsid="002215c9" style:font-weight-asian="normal" style:font-weight-complex="normal"/>
    </style:style>
    <style:style style:name="T19" style:family="text">
      <style:text-properties officeooo:rsid="000f7dc7"/>
    </style:style>
    <style:style style:name="T20" style:family="text">
      <style:text-properties fo:font-size="10pt" officeooo:rsid="00455d0f" style:font-size-asian="10pt" style:font-size-complex="10pt"/>
    </style:style>
    <style:style style:name="T21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2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4" style:family="text">
      <style:text-properties officeooo:rsid="00455d0f"/>
    </style:style>
    <style:style style:name="T25" style:family="text">
      <style:text-properties officeooo:rsid="00d68365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hipment in objects"&gt;</text:placeholder></text:p>
      <text:p text:style-name="P5"><text:span text:style-name="T20"><text:tab/></text:span><text:span text:style-name="T20"><text:placeholder text:placeholder-type="text">&lt;if test="shipment.numero_autorizacion"&gt;</text:placeholder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<draw:frame draw:style-name="fr1" draw:name="image: (StringIO(str(company.logo)), 'image/jpeg')" text:anchor-type="paragraph" svg:x="0.5689in" svg:y="0.1028in" style:rel-width="70%" svg:height="1.3335in" draw:z-index="0"><draw:text-box fo:min-height="15%" fo:min-width="2.4508in"><text:p text:style-name="P2"/></draw:text-box></draw:frame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38"><text:placeholder text:placeholder-type="text">&lt;shipment.company.party.name&gt;</text:placeholder></text:p>
                  <text:p text:style-name="P42"><text:placeholder text:placeholder-type="text">&lt;if test="shipment.company.party.commercial_name"&gt;</text:placeholder></text:p>
                  <text:p text:style-name="P38"><text:placeholder text:placeholder-type="text">&lt;shipment.company.party.commercial_name&gt;</text:placeholder></text:p>
                  <text:p text:style-name="P43"><text:placeholder text:placeholder-type="text">&lt;/if&gt;</text:placeholder></text:p>
                  <text:p text:style-name="P45"><text:placeholder text:placeholder-type="text">&lt;if test="shipment.company.party.addresses"&gt;</text:placeholder></text:p>
                  <text:p text:style-name="P46"><text:span text:style-name="T11"><text:placeholder text:placeholder-type="text">&lt;shipment.company.party.addresses[0].city&gt;</text:placeholder></text:span><text:span text:style-name="T11">-</text:span><text:span text:style-name="T6">Ecuador</text:span></text:p>
                  <text:p text:style-name="P44"><text:placeholder text:placeholder-type="text">&lt;/if&gt;</text:placeholder></text:p>
                  <text:p text:style-name="P45"><text:placeholder text:placeholder-type="text">&lt;if test="shipment.company.party.phone"&gt;</text:placeholder></text:p>
                  <text:p text:style-name="P46"><text:span text:style-name="T25">Teléfonos: </text:span><text:span text:style-name="T25"><text:placeholder text:placeholder-type="text">&lt;shipment.company.party.phone&gt;</text:placeholder></text:span></text:p>
                  <text:p text:style-name="P44"><text:placeholder text:placeholder-type="text">&lt;/if&gt;</text:placeholder></text:p>
                  <text:p text:style-name="P41"><text:placeholder text:placeholder-type="text">&lt;if test="shipment.company.party.addresses"&gt;</text:placeholder></text:p>
                  <text:p text:style-name="P40">Direcció<text:span text:style-name="T11">n </text:span>matriz<text:span text:style-name="T11">: </text:span><text:span text:style-name="T11"><text:placeholder text:placeholder-type="text">&lt;shipment.company.party.addresses[0].street&gt;</text:placeholder></text:span></text:p>
                  <text:p text:style-name="P40"><text:placeholder text:placeholder-type="text">&lt;/if&gt;</text:placeholder></text:p>
                  <text:p text:style-name="P41"><text:placeholder text:placeholder-type="text">&lt;if test="shipment.company.party.addresses"&gt;</text:placeholder></text:p>
                  <text:p text:style-name="P40">Direcció<text:span text:style-name="T11">n sucursal: </text:span><text:span text:style-name="T11"><text:placeholder text:placeholder-type="text">&lt;shipment.company.party.addresses[0].street&gt;</text:placeholder></text:span></text:p>
                  <text:p text:style-name="P40"><text:placeholder text:placeholder-type="text">&lt;/if&gt;</text:placeholder></text:p>
                  <text:p text:style-name="P41"><text:placeholder text:placeholder-type="text">&lt;if test="shipment.company.party.contribuyente_especial_nro"&gt;</text:placeholder></text:p>
                  <text:p text:style-name="P40">Contribuyente especial Nro.: <text:span text:style-name="T11"><text:placeholder text:placeholder-type="text">&lt;shipment.company.party.contribuyente_especial_nro&gt;</text:placeholder></text:span></text:p>
                  <text:p text:style-name="P40"><text:placeholder text:placeholder-type="text">&lt;/if&gt;</text:placeholder></text:p>
                  <text:p text:style-name="P40"><text:span text:style-name="T11">Obligado a llevar contabilidad:</text:span><text:span text:style-name="T3"> </text:span><text:span text:style-name="T3"><text:placeholder text:placeholder-type="text">&lt;shipment.company.party.mandatory_accounting&gt;</text:placeholder></text:span></text:p>
                  <text:p text:style-name="P40"><text:span text:style-name="T3"/></text:p>
                </table:table-cell>
              </table:table-row>
            </table:table>
            <text:p text:style-name="P24"/>
          </table:table-cell>
          <table:table-cell table:style-name="Table6.B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<text:span text:style-name="T24"><text:s/></text:span><text:span text:style-name="T9"><text:s/></text:span><text:span text:style-name="T10">RUC</text:span><text:span text:style-name="T8">: </text:span><text:span text:style-name="T8"><text:placeholder text:placeholder-type="text">&lt;shipment.company.party.vat_code&gt;</text:placeholder></text:span></text:p>
                  <text:p text:style-name="P18"><text:span text:style-name="T14">G</text:span>UIA DE REMISION</text:p>
                  <text:p text:style-name="P19"><text:span text:style-name="T12">N°:</text:span><text:span text:style-name="T21"><text:placeholder text:placeholder-type="text">&lt;shipment.code and ' ' + shipment.code  or ''&gt;</text:placeholder></text:span></text:p>
                  <text:p text:style-name="P14">NUMERO DE AUTORIZACIÓN</text:p>
                  <text:p text:style-name="P30"><text:placeholder text:placeholder-type="text">&lt;shipment.numero_autorizacion&gt;</text:placeholder></text:p>
                  <text:p text:style-name="P31"><text:span text:style-name="T22">A</text:span><text:span text:style-name="T23">MBIENTE: PRUEBAS</text:span></text:p>
                  <text:p text:style-name="P32">EMISION: NORMAL</text:p>
                  <text:p text:style-name="P33">CLAVE DE ACCESO:</text:p>
                  <text:p text:style-name="P29"><draw:frame draw:style-name="fr1" draw:name="image: (StringIO(str(barcode_img)), 'image/jpeg')" text:anchor-type="paragraph" svg:x="0.1181in" svg:y="0.0409in" style:rel-width="96%" svg:height="0.1917in" draw:z-index="1"><draw:text-box fo:min-height="5%" fo:min-width="2.8445in"><text:p text:style-name="P2"/></draw:text-box></draw:frame><text:placeholder text:placeholder-type="text">&lt;shipment.numero_autorizacion&gt;</text:placeholder></text:p>
                </table:table-cell>
              </table:table-row>
            </table:table>
            <text:p text:style-name="P36"/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<text:span text:style-name="T19">Identificación:</text:span> <text:placeholder text:placeholder-type="text">&lt;shipment.transporte.party.vat_number&gt;</text:placeholder></text:p>
            <text:p text:style-name="P11"><text:span text:style-name="T7">Razón social/Nombre y Apellidos: </text:span><text:span text:style-name="T7"><text:placeholder text:placeholder-type="text">&lt;shipment.transporte.party.name&gt;</text:placeholder></text:span><text:span text:style-name="T7"><text:tab/></text:span></text:p>
            <text:p text:style-name="P11"><text:span text:style-name="T7">Placa: </text:span><text:span text:style-name="T7"><text:placeholder text:placeholder-type="text">&lt;shipment.placa&gt;</text:placeholder></text:span></text:p>
            <text:p text:style-name="P13"><text:span text:style-name="T7">P</text:span>unto de Partida: <text:span text:style-name="T16"><text:placeholder text:placeholder-type="text">&lt;shipment.partida&gt;</text:placeholder></text:span></text:p>
            <table:table table:name="Table8" table:style-name="Table8">
              <table:table-column table:style-name="Table8.A"/>
              <table:table-column table:style-name="Table8.B"/>
              <table:table-row>
                <table:table-cell office:value-type="string">
                  <text:p text:style-name="P12"><text:span text:style-name="T13">Fecha Inicio de Transporte: </text:span><text:placeholder text:placeholder-type="text">&lt;formatLang(shipment.planned_date, shipment.company.party.lang)&gt;</text:placeholder></text:p>
                </table:table-cell>
                <table:table-cell office:value-type="string">
                  <text:p text:style-name="P12"><text:span text:style-name="T13">Fecha Fin de Transporte: </text:span><text:placeholder text:placeholder-type="text">&lt;formatLang(shipment.effective_date, shipment.company.party.lang)&gt;</text:placeholder> <text:s text:c="2"/></text:p>
                </table:table-cell>
              </table:table-row>
            </table:table>
            <text:p text:style-name="P11"/>
          </table:table-cell>
        </table:table-row>
      </table:table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span text:style-name="T13">Motivo Traslado: </text:span><text:span text:style-name="T16"><text:placeholder text:placeholder-type="text">&lt;shipment.motivo_traslado&gt;</text:placeholder></text:span></text:p>
            <text:p text:style-name="P11"><text:span text:style-name="T18">Destino(Punto de Llegada):</text:span><text:span text:style-name="T17"> </text:span><text:span text:style-name="T16"><text:placeholder text:placeholder-type="text">&lt;shipment.dir_destinatario&gt;</text:placeholder></text:span></text:p>
            <text:p text:style-name="P13"><text:span text:style-name="T16">I</text:span><text:span text:style-name="T15">dentificación Destinatario: </text:span><text:span text:style-name="T17"><text:placeholder text:placeholder-type="text">&lt;shipment.company.party.vat_number&gt;</text:placeholder></text:span></text:p>
            <text:p text:style-name="P13"><text:span text:style-name="T17">Razón social/Nombre y Apellidos: </text:span><text:span text:style-name="T17"><text:placeholder text:placeholder-type="text">&lt;shipment.company.party.name&gt;</text:placeholder></text:span></text:p>
            <text:p text:style-name="P11"><text:span text:style-name="T13">Codigo Establecimiento de Destino: </text:span><text:span text:style-name="T13"><text:placeholder text:placeholder-type="text">&lt;shipment.cod_estab_destino&gt;</text:placeholder></text:span></text:p>
            <text:p text:style-name="P13"><text:span text:style-name="T7">R</text:span>uta: <text:span text:style-name="T7"><text:placeholder text:placeholder-type="text">&lt;shipment.ruta&gt;</text:placeholder>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header-rows>
                <table:table-row>
                  <table:table-cell table:style-name="Table4.A1" office:value-type="string">
                    <text:p text:style-name="P28"><text:soft-page-break/>Código</text:p>
                  </table:table-cell>
                  <table:table-cell table:style-name="Table4.A1" office:value-type="string">
                    <text:p text:style-name="P28">Descripción</text:p>
                  </table:table-cell>
                  <table:table-cell table:style-name="Table4.C1" office:value-type="string">
                    <text:p text:style-name="P28">Cantidad</text:p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25"/>
                </table:table-cell>
                <table:table-cell table:style-name="Table4.B2" table:number-columns-spanned="2" office:value-type="string">
                  <text:p text:style-name="P25"><text:placeholder text:placeholder-type="text">&lt;for each="move in shipment.moves"&gt;</text:placeholder></text:p>
                </table:table-cell>
                <table:covered-table-cell/>
              </table:table-row>
              <table:table-row>
                <table:table-cell table:style-name="Table4.A3" office:value-type="string">
                  <text:p text:style-name="P25"><text:placeholder text:placeholder-type="text">&lt;move.product.code&gt;</text:placeholder></text:p>
                </table:table-cell>
                <table:table-cell table:style-name="Table4.B3" office:value-type="string">
                  <text:p text:style-name="P25"><text:placeholder text:placeholder-type="text">&lt;move.product.name&gt;</text:placeholder></text:p>
                </table:table-cell>
                <table:table-cell table:style-name="Table4.C3" office:value-type="string">
                  <text:p text:style-name="P26"><text:placeholder text:placeholder-type="text">&lt;formatLang(move.quantity, shipment.company.party.lang, digits=move.unit_digits)&gt;</text:placeholder></text:p>
                </table:table-cell>
              </table:table-row>
              <table:table-row>
                <table:table-cell table:style-name="Table4.A4" office:value-type="string">
                  <text:p text:style-name="P25"/>
                </table:table-cell>
                <table:table-cell table:style-name="Table4.B4" table:number-columns-spanned="2" office:value-type="string">
                  <text:p text:style-name="P25"><text:placeholder text:placeholder-type="text">&lt;/for&gt;</text:placeholder></text:p>
                </table:table-cell>
                <table:covered-table-cell/>
              </table:table-row>
            </table:table>
            <text:p text:style-name="P16"/>
          </table:table-cell>
        </table:table-row>
      </table:table>
      <text:p text:style-name="P20"/>
      <table:table table:name="Table1" table:style-name="Table1">
        <table:table-column table:style-name="Table1.A"/>
        <table:table-row>
          <table:table-cell table:style-name="Table1.A1" office:value-type="string">
            <text:p text:style-name="P27">INFORMACIÓN ADICIONAL</text:p>
          </table:table-cell>
        </table:table-row>
        <table:table-row>
          <table:table-cell table:style-name="Table1.A2" office:value-type="string">
            <text:p text:style-name="P15"><text:span text:style-name="T4">Dirección:</text:span><text:span text:style-name="T11"> </text:span><text:span text:style-name="T11"><text:placeholder text:placeholder-type="text">&lt;shipment.company.party.addresses[0].street&gt;</text:placeholder></text:span></text:p>
          </table:table-cell>
        </table:table-row>
        <table:table-row>
          <table:table-cell table:style-name="Table1.A3" office:value-type="string">
            <text:p text:style-name="P15"><text:span text:style-name="T5">Email</text:span><text:span text:style-name="T4">: </text:span><text:span text:style-name="T11"><text:placeholder text:placeholder-type="text">&lt;shipment.company.party.email&gt;</text:placeholder></text:span></text:p>
          </table:table-cell>
        </table:table-row>
      </table:table>
      <text:p text:style-name="P4"><text:placeholder text:placeholder-type="text">&lt;/if&gt;</text:placeholder></text:p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Source Sans Pro" fo:font-size="10pt" officeooo:rsid="0020b251" officeooo:paragraph-rsid="0038bd77" style:font-size-asian="10pt" style:font-size-complex="10pt"/>
    </style:style>
    <style:style style:name="MT1" style:family="text">
      <style:text-properties officeooo:rsid="0039a37f"/>
    </style:style>
    <style:style style:name="MT2" style:family="text">
      <style:text-properties officeooo:rsid="00d9695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<text:span text:style-name="MT1">(</text:span>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9:02</meta:creation-date>
    <dc:date>2009-03-26T18:33:13</dc:date>
    <meta:editing-cycles>1</meta:editing-cycles>
    <meta:editing-duration>PT0S</meta:editing-duration>
    <meta:document-statistic meta:table-count="8" meta:image-count="0" meta:object-count="0" meta:page-count="3" meta:paragraph-count="57" meta:word-count="147" meta:character-count="2116" meta:non-whitespace-character-count="2018"/>
    <meta:user-defined meta:name="Info 1"/>
    <meta:user-defined meta:name="Info 2"/>
    <meta:user-defined meta:name="Info 3"/>
    <meta:user-defined meta:name="Info 4"/>
  </office:meta>
</office:document-meta>
</file>